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cb3d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d27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paragraph-rsid="000cb3d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cb3d9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text-underline-style="none" fo:font-weight="normal" officeooo:paragraph-rsid="000cb3d9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paragraph-rsid="000cb3d9" style:font-weight-asian="bold" style:font-weight-complex="bold"/>
    </style:style>
    <style:style style:name="P7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text-underline-style="solid" style:text-underline-width="auto" style:text-underline-color="font-color" fo:font-weight="bold" officeooo:paragraph-rsid="000d277e" style:font-weight-asian="bold" style:font-weight-complex="bold"/>
    </style:style>
    <style:style style:name="T1" style:family="text">
      <style:text-properties officeooo:rsid="000cb3d9"/>
    </style:style>
    <style:style style:name="T2" style:family="text">
      <style:text-properties style:text-underline-style="solid" style:text-underline-width="auto" style:text-underline-color="font-color" fo:font-weight="bold" officeooo:rsid="000cb3d9" style:font-weight-asian="bold" style:font-weight-complex="bold"/>
    </style:style>
    <style:style style:name="T3" style:family="text">
      <style:text-properties style:text-underline-style="none" fo:font-weight="normal" officeooo:rsid="000cb3d9" style:font-weight-asian="normal" style:font-weight-complex="normal"/>
    </style:style>
    <style:style style:name="T4" style:family="text">
      <style:text-properties style:text-underline-style="none" fo:font-weight="normal" officeooo:rsid="000d277e" style:font-weight-asian="normal" style:font-weight-complex="normal"/>
    </style:style>
    <style:style style:name="T5" style:family="text">
      <style:text-properties style:text-underline-style="none" fo:font-weight="normal" officeooo:rsid="000d7ee8" style:font-weight-asian="normal" style:font-weight-complex="normal"/>
    </style:style>
    <style:style style:name="T6" style:family="text">
      <style:text-properties officeooo:rsid="000d27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layer</text:span></text:p>
      <text:p text:style-name="P3"><text:span text:style-name="T1">#hand: bag</text:span></text:p>
      <text:p text:style-name="P3"><text:span text:style-name="T1">#score: int</text:span></text:p>
      <text:p text:style-name="P5"><text:span text:style-name="T1">#cantDiscard: Card</text:span></text:p>
      <text:p text:style-name="P3"><text:span text:style-name="T1">+play():boolean<text:tab/>if not legal, false, then go again. If legal remove cards chosen and add points to <text:tab/><text:tab/><text:tab/><text:tab/>score</text:span></text:p>
      <text:p text:style-name="P3"><text:span text:style-name="T1">+draw():</text:span><text:span text:style-name="T6"> void</text:span><text:span text:style-name="T1"> <text:tab/><text:tab/></text:span><text:span text:style-name="T6">tells controller's _giveCard what it wants</text:span></text:p>
      <text:p text:style-name="P3"><text:span text:style-name="T1">+discardFromHand():Card<text:tab/>Checks legality, if legal, remove card, returns the card removed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<text:span text:style-name="T1">Pool</text:span></text:p>
      <text:p text:style-name="P6"><text:span text:style-name="T3">#playBag: bag<text:tab/><text:tab/>Holds the lists that hold the cards in play</text:span></text:p>
      <text:p text:style-name="P1"><text:span text:style-name="T3">+score: int<text:tab/><text:tab/>returns score if legal, return score; if illegal return negative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>Controller</text:span></text:p>
      <text:p text:style-name="P2"><text:span text:style-name="T4">#players: player[]</text:span></text:p>
      <text:p text:style-name="P2"><text:span text:style-name="T4">#pool: Pool</text:span></text:p>
      <text:p text:style-name="P2"><text:span text:style-name="T4">#deck: Stack<text:tab/><text:tab/>Stack of cards</text:span></text:p>
      <text:p text:style-name="P7"><text:span text:style-name="T4">#discardPile: Stack<text:tab/>Stack of cards</text:span></text:p>
      <text:p text:style-name="P2"><text:span text:style-name="T4">_playCards(Card[] cards[]): int<text:tab/>passes to Pool's score, returns score's return value</text:span></text:p>
      <text:p text:style-name="P2"><text:span text:style-name="T4">_discard(Card card): void<text:tab/><text:tab/>pushes the card on to discardPile</text:span></text:p>
      <text:p text:style-name="P2"><text:span text:style-name="T4">_giveCard(Stack source, </text:span><text:span text:style-name="T5">int</text:span><text:span text:style-name="T4"> </text:span><text:span text:style-name="T5">numberOfCards): Card[]<text:tab/>gives the cards to player's dra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ge </meta:initial-creator>
    <meta:creation-date>2013-11-01T11:46:50</meta:creation-date>
    <dc:date>2013-11-01T12:19:40</dc:date>
    <dc:creator>kage </dc:creator>
    <meta:editing-duration>PT2M29S</meta:editing-duration>
    <meta:editing-cycles>1</meta:editing-cycles>
    <meta:document-statistic meta:table-count="0" meta:image-count="0" meta:object-count="0" meta:page-count="1" meta:paragraph-count="18" meta:word-count="114" meta:character-count="767" meta:non-whitespace-character-count="661"/>
    <meta:generator>LibreOffice/4.0.2.2$Linux_X86_64 LibreOffice_project/400m0$Build-2</meta:generator>
  </office:meta>
</office:document-meta>
</file>